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ee49" officeooo:paragraph-rsid="000cee49"/>
    </style:style>
    <style:style style:name="P2" style:family="paragraph" style:parent-style-name="Standard">
      <style:paragraph-properties fo:text-align="start" style:justify-single-word="false"/>
      <style:text-properties officeooo:rsid="000cee49" officeooo:paragraph-rsid="000cee49"/>
    </style:style>
    <style:style style:name="P3" style:family="paragraph" style:parent-style-name="Standard">
      <style:paragraph-properties fo:text-align="start" style:justify-single-word="false"/>
      <style:text-properties officeooo:rsid="000e41b1" officeooo:paragraph-rsid="000e41b1"/>
    </style:style>
    <style:style style:name="P4" style:family="paragraph" style:parent-style-name="Standard">
      <style:paragraph-properties fo:text-align="start" style:justify-single-word="false"/>
      <style:text-properties officeooo:rsid="001004ed" officeooo:paragraph-rsid="001004ed"/>
    </style:style>
    <style:style style:name="P5" style:family="paragraph" style:parent-style-name="Standard">
      <style:paragraph-properties fo:text-align="start" style:justify-single-word="false"/>
      <style:text-properties officeooo:rsid="001004ed" officeooo:paragraph-rsid="0010d138"/>
    </style:style>
    <style:style style:name="P6" style:family="paragraph" style:parent-style-name="Standard">
      <style:paragraph-properties fo:text-align="start" style:justify-single-word="false"/>
      <style:text-properties officeooo:rsid="00119b03" officeooo:paragraph-rsid="00119b03"/>
    </style:style>
    <style:style style:name="T1" style:family="text">
      <style:text-properties officeooo:rsid="0010d1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 Trabajo Práctico de Base de Datos I de la carrera Técnico Universitario en Programación de la <text:s/>Universidad Técnologica Nacional Avellaneda</text:p>
      <text:p text:style-name="P1"/>
      <text:p text:style-name="P1">Alumno: Brandon Castillo</text:p>
      <text:p text:style-name="P1">Profesor: Diego Vázquez</text:p>
      <text:p text:style-name="P1"/>
      <text:p text:style-name="P2">Ejercitación 1:</text:p>
      <text:p text:style-name="P2">a) ¿Qué cardinalidad tiene esta relación?</text:p>
      <text:p text:style-name="P2"><text:tab/>5</text:p>
      <text:p text:style-name="P2">b) Cual es el grado de la relación?</text:p>
      <text:p text:style-name="P2"><text:tab/>6</text:p>
      <text:p text:style-name="P2">c) Dicha tabla representa una entidad o una interrelación?</text:p>
      <text:p text:style-name="P2"><text:tab/>Esa tabla representa una entidad, ya que almacena alumnos como entes separados y únicos, con una clave primaria única y los datos particulares de cada alumno.</text:p>
      <text:p text:style-name="P2"/>
      <text:p text:style-name="P2">Ejercitación 2:</text:p>
      <text:p text:style-name="P3">a) Definir el dominio para la columna NOTA.</text:p>
      <text:p text:style-name="P3"><text:tab/>0-10</text:p>
      <text:p text:style-name="P3">b) Colocar un nombre técnico a la relación.</text:p>
      <text:p text:style-name="P3"><text:tab/>Relación de uno a muchos.</text:p>
      <text:p text:style-name="P3">c) Indicar cual o cuales campos pueden identificar a la fila unívocamente.</text:p>
      <text:p text:style-name="P3"><text:tab/>Los campos LEGAJO más el campo MATERIA.</text:p>
      <text:p text:style-name="P3"/>
      <text:p text:style-name="P3">Ejercitación 3:</text:p>
      <text:p text:style-name="P4">a) Crear una vista formada por los numeros de proveedores y numeros de productos situados en diferentes localidades.</text:p>
      <text:p text:style-name="P3">CREATE VIEW V_PROD as</text:p>
      <text:p text:style-name="P3">SELECT NUMERO, PRODN from PROV_PROD;</text:p>
      <text:p text:style-name="P4"/>
      <text:p text:style-name="P4">b) Agregar la columna IMPORTADOR a la tabla PRODUCTOS.</text:p>
      <text:p text:style-name="P4">ALTER TABLE PRODUCTOS ADD IMPORTADOR VARCHAR(20);</text:p>
      <text:p text:style-name="P4"/>
      <text:p text:style-name="P4">c) Crear una lista formada por los registros de los proveedores que viven en Wilde.</text:p>
      <text:p text:style-name="P4">CREATE VIEW V_WILDE AS SELECT * FROM PROVEEDORES WHERE LOCALIDAD = WILDE;</text:p>
      <text:p text:style-name="P4"/>
      <text:p text:style-name="P4">d) Crear la tabla DEPARTAMENTOS y EMPLEADOS con sus relaciones, y la tablas PACIENTES y MEDICAMENTOS con sus relaciones.</text:p>
      <text:p text:style-name="P4"/>
      <text:p text:style-name="P4">CREATE TABLE DEPARTAMENTOS (NUMERO INT, NOMBRE VARCHAR(20), CATEGORIA(20);</text:p>
      <text:p text:style-name="P5">CREATE TABLE EMPLEADOS(LEGAJO INT, NOMBRE VARCHAR(20), DEPARTAMENTO(INT NOT NULL), FOREIGN KEY (DEPARMENTO) REFERENCES DEPARTAMENTOS (NUMERO) );</text:p>
      <text:p text:style-name="P4"/>
      <text:p text:style-name="P4">CREATE TABLE PACIENTES (NUMERO INT, NOMBRE VARCHAR(20), <text:span text:style-name="T1">MEDICAMENTO INT </text:span><text:s/>PRIMARY KEY(NUMERO), <text:span text:style-name="T1">FOREIGN KEY(MEDICAMENTO) REFERENCES MEDICAMENTOS (NUMERO);</text:span></text:p>
      <text:p text:style-name="P4">CREATE TABLE MEDICAMENTOS <text:span text:style-name="T1">(NUMERO INT, NOMBRE VARCHAR(20), PRIMARY KEY(NUMERO))</text:span></text:p>
      <text:p text:style-name="P6"><text:soft-page-break/>Ejercitación 4:</text:p>
      <text:p text:style-name="P6">Datas las Siguientes tablas</text:p>
      <text:p text:style-name="P6"/>
      <text:p text:style-name="P6"/>
      <text:p text:style-name="P6">CREATE TABLE CLIENTES (CODIGO_CLIENTE INT NOT NULL, </text:p>
      <text:p text:style-name="P6">NOMBRE VARCHAR(20) NOT NULL, DOMICILIO VARCHAR(20) NOT NULL, </text:p>
      <text:p text:style-name="P6">PROVINCIA VARCHAR(20) NOT NULL, PRIMARY KEY (NUMERO));</text:p>
      <text:p text:style-name="P6"/>
      <text:p text:style-name="P6">CREATE TABLE PRODUCTOS (CODIGO_PRODUCTO INT NOT NULL, </text:p>
      <text:p text:style-name="P6">NOMBRE_PRODUCTO VARCHAR(20) NOT NULL, PRIMARY KEY (CODIGO_PRODUCTO));</text:p>
      <text:p text:style-name="P6"/>
      <text:p text:style-name="P6">CREATE TABLE ITEM_VENTAS (NUMERO_FACTURA INT NOT NULL, CODIGO_PRODUCTO</text:p>
      <text:p text:style-name="P6">INT NOT NULL, CANTIDAD INT NOT NULL, PRECIO INT NOT NULL, </text:p>
      <text:p text:style-name="P6">PRIMARY KEY (NUMERO_FACTURA, CODIGO_PRODUCTO), </text:p>
      <text:p text:style-name="P6">FOREIGN KEY (NUMEOR_FACTURA) REFERENCES VENTAS(NUMERO_FACTURA),</text:p>
      <text:p text:style-name="P6">FOREIGN KEY (CODIGO_PRODUCTO) REFERENCES PRODUCTOS(CODIGO_PRODUCTO)); </text:p>
      <text:p text:style-name="P6"/>
      <text:p text:style-name="P6">CREATE TABLE VENTAS (NUMERO_FACTURA INT NOT NULL, CODIGO_CLIENTE </text:p>
      <text:p text:style-name="P6">INT NOT NULL, FECHA DATE NOT NULL, </text:p>
      <text:p text:style-name="P6">PRIMARY KEY (NUMERO_FACTURA),</text:p>
      <text:p text:style-name="P6">FOREIGN KEY (CODIGO_CLIENTE) REFERENCES CLIENTES(CODIGO_CLIENTE));</text:p>
      <text:p text:style-name="P6"/>
      <text:p text:style-name="P6">INSERT INTO CLIENTES (CODIGO_CLIENTE, NOMBRE, DOMICILIO, PROVINCIA) VALUES</text:p>
      <text:p text:style-name="P6">(1, 'Joel', 'Av Siempre Viva 742', 'Buenos Aires');</text:p>
      <text:p text:style-name="P6">INSERT INTO CLIENTES (CODIGO_CLIENTE, NOMBRE, DOMICILIO, PROVINCIA) VALUES</text:p>
      <text:p text:style-name="P6">(2, 'Marcos', 'Calle Falsa 123', 'Córdoba');</text:p>
      <text:p text:style-name="P6"/>
      <text:p text:style-name="P6">INSERT INTO PRODUCTOS (CODIGO_PRODUCTO, NOMBRE_PRODUCTO)</text:p>
      <text:p text:style-name="P6">VALUES (101, 'PC');</text:p>
      <text:p text:style-name="P6"/>
      <text:p text:style-name="P6">INSERT INTO PRODUCTOS (CODIGO_PRODUCTO, NOMBRE_PRODUCTO)</text:p>
      <text:p text:style-name="P6">VALUES (102, 'MAC');</text:p>
      <text:p text:style-name="P6"/>
      <text:p text:style-name="P6">INSERT INTO VENTAS (NUMERO_FACTURA, CODIGO_CLIENTE, FECHA)</text:p>
      <text:p text:style-name="P6">VALUES (1, 1, '2024-01-15');</text:p>
      <text:p text:style-name="P6"/>
      <text:p text:style-name="P6">INSERT INTO VENTAS (NUMERO_FACTURA, CODIGO_CLIENTE, FECHA)</text:p>
      <text:p text:style-name="P6">VALUES (2, 2, '2024-01-16');</text:p>
      <text:p text:style-name="P6"/>
      <text:p text:style-name="P6">SELECT MA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13:31:15.941627210</meta:creation-date>
    <dc:date>2025-10-02T14:33:25.321915701</dc:date>
    <meta:editing-duration>PT17M48S</meta:editing-duration>
    <meta:editing-cycles>1</meta:editing-cycles>
    <meta:document-statistic meta:table-count="0" meta:image-count="0" meta:object-count="0" meta:page-count="2" meta:paragraph-count="59" meta:word-count="428" meta:character-count="3177" meta:non-whitespace-character-count="2792"/>
    <meta:generator>LibreOffice/25.8.1.1$Linux_X86_64 LibreOffice_project/580$Build-1</meta:generator>
  </office:meta>
</office:document-meta>
</file>